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weight="bold" officeooo:rsid="000e1d97" officeooo:paragraph-rsid="000e1d9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Ubuntu" fo:font-size="16pt" fo:font-weight="bold" officeooo:rsid="00100054" officeooo:paragraph-rsid="0010005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6pt" fo:font-weight="bold" officeooo:rsid="00130341" officeooo:paragraph-rsid="00130341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Ubuntu" fo:font-size="16pt" fo:font-weight="bold" officeooo:rsid="001673ab" officeooo:paragraph-rsid="001673a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Ubuntu" fo:font-size="16pt" fo:font-weight="bold" officeooo:rsid="0027306e" officeooo:paragraph-rsid="0027306e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Ubuntu" fo:font-size="16pt" fo:font-weight="bold" officeooo:rsid="002d6b2a" officeooo:paragraph-rsid="002d6b2a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Ubuntu" fo:font-size="16pt" officeooo:rsid="00100054" officeooo:paragraph-rsid="00100054" style:font-size-asian="16pt" style:font-size-complex="16pt"/>
    </style:style>
    <style:style style:name="P8" style:family="paragraph" style:parent-style-name="Standard">
      <style:text-properties style:font-name="Ubuntu" fo:font-size="16pt" officeooo:rsid="001401bc" officeooo:paragraph-rsid="001401bc" style:font-size-asian="16pt" style:font-size-complex="16pt"/>
    </style:style>
    <style:style style:name="P9" style:family="paragraph" style:parent-style-name="Standard">
      <style:text-properties style:font-name="Ubuntu" fo:font-size="16pt" officeooo:rsid="001673ab" officeooo:paragraph-rsid="001673ab" style:font-size-asian="16pt" style:font-size-complex="16pt"/>
    </style:style>
    <style:style style:name="P10" style:family="paragraph" style:parent-style-name="Standard">
      <style:text-properties style:font-name="Ubuntu" fo:font-size="16pt" officeooo:rsid="001673ab" officeooo:paragraph-rsid="0017f89b" style:font-size-asian="16pt" style:font-size-complex="16pt"/>
    </style:style>
    <style:style style:name="P11" style:family="paragraph" style:parent-style-name="Standard">
      <style:text-properties style:font-name="Ubuntu" fo:font-size="16pt" officeooo:rsid="001da022" officeooo:paragraph-rsid="001da022" style:font-size-asian="16pt" style:font-size-complex="16pt"/>
    </style:style>
    <style:style style:name="P12" style:family="paragraph" style:parent-style-name="Standard">
      <style:text-properties style:font-name="Ubuntu" fo:font-size="16pt" officeooo:rsid="0021e002" officeooo:paragraph-rsid="0021e002" style:font-size-asian="16pt" style:font-size-complex="16pt"/>
    </style:style>
    <style:style style:name="P13" style:family="paragraph" style:parent-style-name="Standard">
      <style:text-properties style:font-name="Ubuntu" fo:font-size="16pt" officeooo:rsid="00244ae6" officeooo:paragraph-rsid="00244ae6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Ubuntu" fo:font-size="20pt" fo:font-weight="bold" officeooo:rsid="001c8aa4" officeooo:paragraph-rsid="001c8aa4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20pt" fo:font-weight="bold" officeooo:rsid="001cf914" officeooo:paragraph-rsid="0021e002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paragraph-rsid="001da022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401bc"/>
    </style:style>
    <style:style style:name="P18" style:family="paragraph" style:parent-style-name="Standard" style:list-style-name="L2">
      <style:text-properties officeooo:paragraph-rsid="001af858"/>
    </style:style>
    <style:style style:name="P19" style:family="paragraph" style:parent-style-name="Standard" style:list-style-name="L2">
      <style:text-properties style:font-name="Ubuntu" fo:font-size="16pt" officeooo:rsid="001673ab" officeooo:paragraph-rsid="001673ab" style:font-size-asian="16pt" style:font-size-complex="16pt"/>
    </style:style>
    <style:style style:name="P20" style:family="paragraph" style:parent-style-name="Standard" style:list-style-name="L2">
      <style:text-properties style:font-name="Ubuntu" fo:font-size="16pt" officeooo:rsid="0017f89b" officeooo:paragraph-rsid="0017f89b" style:font-size-asian="16pt" style:font-size-complex="16pt"/>
    </style:style>
    <style:style style:name="P21" style:family="paragraph" style:parent-style-name="Standard" style:list-style-name="L2">
      <style:text-properties style:font-name="Ubuntu" fo:font-size="16pt" officeooo:rsid="0017f89b" officeooo:paragraph-rsid="001af858" style:font-size-asian="16pt" style:font-size-complex="16pt"/>
    </style:style>
    <style:style style:name="P22" style:family="paragraph" style:parent-style-name="Standard" style:list-style-name="L2">
      <style:text-properties style:font-name="Ubuntu" fo:font-size="16pt" officeooo:rsid="001bfa04" officeooo:paragraph-rsid="001bfa0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Ubuntu" fo:font-size="20pt" officeooo:rsid="001cf914" officeooo:paragraph-rsid="001cf914" style:font-size-asian="20pt" style:font-size-complex="20pt"/>
    </style:style>
    <style:style style:name="T1" style:family="text">
      <style:text-properties officeooo:rsid="000f7e19"/>
    </style:style>
    <style:style style:name="T2" style:family="text">
      <style:text-properties style:font-name="Ubuntu" fo:font-size="16pt" officeooo:rsid="0017f89b" style:font-size-asian="16pt" style:font-size-complex="16pt"/>
    </style:style>
    <style:style style:name="T3" style:family="text">
      <style:text-properties style:font-name="Ubuntu" fo:font-size="16pt" officeooo:rsid="001da022" style:font-size-asian="16pt" style:font-size-complex="16pt"/>
    </style:style>
    <style:style style:name="T4" style:family="text">
      <style:text-properties style:font-name="Ubuntu" fo:font-size="16pt" officeooo:rsid="001f76bc" style:font-size-asian="16pt" style:font-size-complex="16pt"/>
    </style:style>
    <style:style style:name="T5" style:family="text">
      <style:text-properties style:font-name="Ubuntu" fo:font-size="16pt" officeooo:rsid="0025afe8" style:font-size-asian="16pt" style:font-size-complex="16pt"/>
    </style:style>
    <style:style style:name="T6" style:family="text">
      <style:text-properties style:font-name="Ubuntu" fo:font-size="16pt" officeooo:rsid="001401bc" style:font-size-asian="16pt" style:font-size-complex="16pt"/>
    </style:style>
    <style:style style:name="T7" style:family="text">
      <style:text-properties style:font-name="Ubuntu" fo:font-size="16pt" officeooo:rsid="00287a13" style:font-size-asian="16pt" style:font-size-complex="16pt"/>
    </style:style>
    <style:style style:name="T8" style:family="text">
      <style:text-properties style:font-name="Ubuntu" fo:font-size="16pt" officeooo:rsid="001505f3" style:font-size-asian="16pt" style:font-size-complex="16pt"/>
    </style:style>
    <style:style style:name="T9" style:family="text">
      <style:text-properties style:font-name="Ubuntu" fo:font-size="16pt" officeooo:rsid="002a0005" style:font-size-asian="16pt" style:font-size-complex="16pt"/>
    </style:style>
    <style:style style:name="T10" style:family="text">
      <style:text-properties style:font-name="Ubuntu" fo:font-size="16pt" officeooo:rsid="002f3b7e" style:font-size-asian="16pt" style:font-size-complex="16pt"/>
    </style:style>
    <style:style style:name="T11" style:family="text">
      <style:text-properties officeooo:rsid="001bfa04"/>
    </style:style>
    <style:style style:name="T12" style:family="text">
      <style:text-properties officeooo:rsid="001f76bc"/>
    </style:style>
    <style:style style:name="T13" style:family="text">
      <style:text-properties officeooo:rsid="0021e002"/>
    </style:style>
    <style:style style:name="T14" style:family="text">
      <style:text-properties officeooo:rsid="0022dccb"/>
    </style:style>
    <style:style style:name="T15" style:family="text">
      <style:text-properties officeooo:rsid="00232d74"/>
    </style:style>
    <style:style style:name="T16" style:family="text">
      <style:text-properties officeooo:rsid="00244ae6"/>
    </style:style>
    <style:style style:name="T17" style:family="text">
      <style:text-properties officeooo:rsid="0025afe8"/>
    </style:style>
    <style:style style:name="T18" style:family="text">
      <style:text-properties officeooo:rsid="002bd9c1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O DE REQUISITOS</text:p>
      <text:p text:style-name="P1"/>
      <text:p text:style-name="P1"/>
      <text:p text:style-name="P1">Nome – <text:span text:style-name="T1">F</text:span>inanças Pessoais</text:p>
      <text:p text:style-name="P1">Versão – 0.1</text:p>
      <text:p text:style-name="P6">Revisão – 0000</text:p>
      <text:p text:style-name="P5">Data - 28/02/2022</text:p>
      <text:p text:style-name="P3"/>
      <text:p text:style-name="P1"/>
      <text:p text:style-name="P2">Descrição – </text:p>
      <text:p text:style-name="P7"/>
      <text:list xml:id="list1646148116" text:style-name="L1">
        <text:list-item>
          <text:p text:style-name="P17"><text:span text:style-name="T6">O sistema irá permitir o </text:span><text:span text:style-name="T7">cadastro</text:span><text:span text:style-name="T6"> de gastos pessoais </text:span><text:span text:style-name="T8">(entradas e saídas), dentro de uma data. </text:span><text:span text:style-name="T7">O intúito do sistema é </text:span><text:span text:style-name="T9">possibilitar o controle dos gastos pessoais de uma pessoa </text:span><text:span text:style-name="T10">com base nos dados cadastrados.</text:span></text:p>
        </text:list-item>
      </text:list>
      <text:p text:style-name="P8"/>
      <text:p text:style-name="P8"/>
      <text:p text:style-name="P4">Campos – </text:p>
      <text:p text:style-name="P9"/>
      <text:list xml:id="list682743488" text:style-name="L2">
        <text:list-item>
          <text:p text:style-name="P19">Data - <text:span text:style-name="T17">Calendário</text:span></text:p>
        </text:list-item>
        <text:list-item>
          <text:p text:style-name="P20">Carteira - <text:span text:style-name="T17">Seleção</text:span></text:p>
        </text:list-item>
        <text:list-item>
          <text:p text:style-name="P20">Título - <text:span text:style-name="T17">Texto</text:span></text:p>
        </text:list-item>
        <text:list-item>
          <text:p text:style-name="P18"><text:span text:style-name="T2">Descrição – </text:span><text:span text:style-name="T5">Área de texto</text:span></text:p>
        </text:list-item>
        <text:list-item>
          <text:p text:style-name="P21"><text:span text:style-name="T11">Valor de e</text:span>ntrada <text:span text:style-name="T11">R$ - </text:span><text:span text:style-name="T17">Texto</text:span></text:p>
        </text:list-item>
        <text:list-item>
          <text:p text:style-name="P22">Valor de saida R$ - <text:span text:style-name="T17">Texto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text:span text:style-name="T19">REQUISITOS FUNCIONAIS</text:span></text:p>
      <text:p text:style-name="P10"/>
      <text:p text:style-name="P11"/>
      <text:p text:style-name="P11">[RF001] – Cadastro</text:p>
      <text:p text:style-name="P11">[RF002] – Pesquisa</text:p>
      <text:p text:style-name="P16"><text:span text:style-name="T3">[RF003] – </text:span><text:span text:style-name="T4">Atualização</text:span></text:p>
      <text:p text:style-name="P11">[RF004] – <text:span text:style-name="T12">Exclusã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REQUISITOS <text:span text:style-name="T13">NÃO </text:span>FUNCIONAIS</text:p>
      <text:p text:style-name="P11"/>
      <text:p text:style-name="P11"/>
      <text:p text:style-name="P13">[RNF–001] – <text:span text:style-name="T18">Plataforma </text:span>Web</text:p>
      <text:p text:style-name="P12">[RNF–00<text:span text:style-name="T16">2</text:span>] – <text:span text:style-name="T14">Linguagem Java</text:span></text:p>
      <text:p text:style-name="P12">[RNF–00<text:span text:style-name="T16">3</text:span>] – <text:span text:style-name="T14">Spring Framework</text:span></text:p>
      <text:p text:style-name="P12">[RNF–00<text:span text:style-name="T16">4</text:span>] – <text:span text:style-name="T14">Banco de dados Mysql</text:span></text:p>
      <text:p text:style-name="P12">[RNF–00<text:span text:style-name="T16">5</text:span>] – <text:span text:style-name="T15">BootStrap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4:00:30.175615972</meta:creation-date>
    <dc:date>2022-02-28T14:34:39.333922831</dc:date>
    <meta:editing-duration>PT33M35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25" meta:word-count="116" meta:character-count="704" meta:non-whitespace-character-count="608"/>
  </office:meta>
</office:document-meta>
</file>